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1F90000009D68FF116CF35AE3FA.png" manifest:media-type="image/png"/>
  <manifest:file-entry manifest:full-path="Pictures/100002010000042F000001300D766161310FB69F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24000000A8D16BF4182139816A.png" manifest:media-type="image/png"/>
  <manifest:file-entry manifest:full-path="Pictures/100002010000031A000003E170751D92168FA3F2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text-properties style:font-name="Arial" fo:language="es" fo:country="ES" officeooo:rsid="0060c0c7" officeooo:paragraph-rsid="0060c0c7"/>
    </style:style>
    <style:style style:name="P20" style:family="paragraph" style:parent-style-name="Standard" style:list-style-name="L2">
      <style:text-properties style:font-name="Arial" fo:language="es" fo:country="ES" officeooo:rsid="0062b45c" officeooo:paragraph-rsid="0062b45c"/>
    </style:style>
    <style:style style:name="P21" style:family="paragraph" style:parent-style-name="Standard" style:list-style-name="L2">
      <style:text-properties style:font-name="Arial" fo:language="es" fo:country="ES" officeooo:rsid="0062b45c" officeooo:paragraph-rsid="006477ee"/>
    </style:style>
    <style:style style:name="P22" style:family="paragraph" style:parent-style-name="Standard" style:list-style-name="L2">
      <style:text-properties style:font-name="Arial" fo:language="es" fo:country="ES" officeooo:rsid="0062b45c" officeooo:paragraph-rsid="0065499d"/>
    </style:style>
    <style:style style:name="P23" style:family="paragraph" style:parent-style-name="Standard" style:list-style-name="">
      <style:text-properties style:font-name="Arial" fo:language="es" fo:country="ES" officeooo:rsid="0062b45c" officeooo:paragraph-rsid="006477ee"/>
    </style:style>
    <style:style style:name="P24" style:family="paragraph" style:parent-style-name="Standard" style:list-style-name="L2">
      <style:text-properties style:font-name="Arial" fo:language="es" fo:country="ES" officeooo:rsid="006477ee" officeooo:paragraph-rsid="006477ee"/>
    </style:style>
    <style:style style:name="P25" style:family="paragraph" style:parent-style-name="Standard" style:list-style-name="L2">
      <style:text-properties style:font-name="Arial" fo:language="es" fo:country="ES" officeooo:rsid="0065499d" officeooo:paragraph-rsid="0065499d"/>
    </style:style>
    <style:style style:name="P26" style:family="paragraph" style:parent-style-name="Standard" style:list-style-name="L2">
      <style:text-properties style:font-name="Arial" fo:language="es" fo:country="ES" officeooo:rsid="00673dac" officeooo:paragraph-rsid="00673dac"/>
    </style:style>
    <style:style style:name="P27" style:family="paragraph" style:parent-style-name="Standard" style:list-style-name="L2">
      <style:text-properties style:font-name="Arial" fo:language="es" fo:country="ES" officeooo:rsid="00673dac" officeooo:paragraph-rsid="00682704"/>
    </style:style>
    <style:style style:name="P28" style:family="paragraph" style:parent-style-name="Standard" style:list-style-name="">
      <style:text-properties style:font-name="Arial" fo:language="es" fo:country="ES" officeooo:rsid="00673dac" officeooo:paragraph-rsid="00673dac"/>
    </style:style>
    <style:style style:name="P29" style:family="paragraph" style:parent-style-name="Standard" style:list-style-name="L2">
      <style:text-properties style:font-name="Arial" fo:language="es" fo:country="ES" officeooo:rsid="00682704" officeooo:paragraph-rsid="00682704"/>
    </style:style>
    <style:style style:name="P30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P31" style:family="paragraph" style:parent-style-name="Standard" style:list-style-name="L2">
      <style:paragraph-properties fo:break-before="page"/>
      <style:text-properties style:font-name="Arial" fo:language="es" fo:country="ES" officeooo:rsid="006477ee" officeooo:paragraph-rsid="006477ee"/>
    </style:style>
    <style:style style:name="P32" style:family="paragraph" style:parent-style-name="Standard" style:list-style-name="L2">
      <style:paragraph-properties fo:break-before="page"/>
      <style:text-properties style:font-name="Arial" fo:language="es" fo:country="ES" officeooo:rsid="00682704" officeooo:paragraph-rsid="00682704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82704"/>
    </style:style>
    <style:style style:name="T11" style:family="text">
      <style:text-properties officeooo:rsid="0069d5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2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2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40115608002115" text:continue-numbering="true" text:style-name="L2">
        <text:list-item>
          <text:p text:style-name="P30">Para finalizar la instalación del plugin debemos reiniciar Intellij IDEA haciendo clic en "Restart IDE".</text:p>
          <text:p text:style-name="P11"><draw:frame draw:style-name="fr2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2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2" draw:name="Imagen6" text:anchor-type="char" svg:y="0.194cm" svg:width="11.733cm" svg:height="3.648cm" draw:z-index="5"><draw:image xlink:href="Pictures/10000201000001F90000009D68FF116CF35AE3FA.png" xlink:type="simple" xlink:show="embed" xlink:actuate="onLoad" draw:mime-type="image/png"/></draw:frame></text:p>
          <text:p text:style-name="P16"/>
        </text:list-item>
        <text:list-item>
          <text:p text:style-name="P17"><text:soft-page-break/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2" draw:name="Imagen7" text:anchor-type="char" svg:y="0.169cm" svg:width="13.644cm" svg:height="4.761cm" draw:z-index="6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19"><draw:frame draw:style-name="fr2" draw:name="Imagen8" text:anchor-type="char" svg:y="0.157cm" svg:width="15.543cm" svg:height="2.462cm" draw:z-index="7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19">Añad<draw:frame draw:style-name="fr2" draw:name="Imagen9" text:anchor-type="char" svg:y="0.549cm" svg:width="11.262cm" svg:height="14.085cm" draw:z-index="8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19"><text:soft-page-break/>Pulsamos en Commit y ya tendremos nuestra primera versión del proyecto.</text:p>
          <text:p text:style-name="P19"><draw:frame draw:style-name="fr3" draw:name="Imagen10" text:anchor-type="char" svg:width="11.43cm" svg:height="14.651cm" draw:z-index="9"><draw:image xlink:href="Pictures/10000201000002D4000003A0D45862B7A3713483.png" xlink:type="simple" xlink:show="embed" xlink:actuate="onLoad" draw:mime-type="image/png"/></draw:frame></text:p>
          <text:p text:style-name="P19"/>
        </text:list-item>
        <text:list-item>
          <text:p text:style-name="P20">Creamos el modelo UML. Clic derecho sobre "src" &gt; New &gt; PlantUML File.</text:p>
          <text:p text:style-name="P20"><draw:frame draw:style-name="fr2" draw:name="Imagen11" text:anchor-type="char" svg:y="0.168cm" svg:width="16.365cm" svg:height="6.599cm" draw:z-index="10"><draw:image xlink:href="Pictures/1000020100000495000001D9C70759D772752712.png" xlink:type="simple" xlink:show="embed" xlink:actuate="onLoad" draw:mime-type="image/png"/></draw:frame></text:p>
          <text:p text:style-name="P20"/>
        </text:list-item>
      </text:list>
      <text:p text:style-name="P23"/>
      <text:list xml:id="list140116490649707" text:continue-numbering="true" text:style-name="L2">
        <text:list-item>
          <text:p text:style-name="P31">Establecemos un nombre para el archivo y pulsamos Enter.</text:p>
          <text:p text:style-name="P24"><draw:frame draw:style-name="fr2" draw:name="Imagen12" text:anchor-type="char" svg:y="0.217cm" svg:width="13.691cm" svg:height="7.758cm" draw:z-index="11"><draw:image xlink:href="Pictures/10000201000004130000024F6F433EE72FE5F477.png" xlink:type="simple" xlink:show="embed" xlink:actuate="onLoad" draw:mime-type="image/png"/></draw:frame></text:p>
          <text:p text:style-name="P21"/>
        </text:list-item>
        <text:list-item>
          <text:p text:style-name="P25">Tendremos un ejemplo por defecto.</text:p>
          <text:p text:style-name="P25"><draw:frame draw:style-name="fr2" draw:name="Imagen13" text:anchor-type="char" svg:y="0.145cm" svg:width="16.365cm" svg:height="4.66cm" draw:z-index="12"><draw:image xlink:href="Pictures/10000201000004F70000016AF18F00F172EA26E0.png" xlink:type="simple" xlink:show="embed" xlink:actuate="onLoad" draw:mime-type="image/png"/></draw:frame></text:p>
          <text:p text:style-name="P22"/>
        </text:list-item>
        <text:list-item>
          <text:p text:style-name="P26">Borramos el ejemplo y hacemos la declaración de las clases necesarias, siguiendo la sintaxis de PlantUML.</text:p>
          <text:p text:style-name="P26"><draw:frame draw:style-name="fr1" draw:name="Imagen14" text:anchor-type="char" svg:x="0.318cm" svg:y="0.169cm" svg:width="16.365cm" svg:height="7.338cm" draw:z-index="13"><draw:image xlink:href="Pictures/100002010000054E00000261E5DD0AFC5CF54BF5.png" xlink:type="simple" xlink:show="embed" xlink:actuate="onLoad" draw:mime-type="image/png"/></draw:frame></text:p>
          <text:p text:style-name="P26"/>
        </text:list-item>
      </text:list>
      <text:p text:style-name="P28"/>
      <text:list xml:id="list140117953707175" text:continue-numbering="true" text:style-name="L2">
        <text:list-item>
          <text:p text:style-name="P32">Realizamos un commit con los cambios siguiendo el proceso mencionado anteriormente<text:span text:style-name="T11"> (Git &gt; Commit &gt; seleccionar archivos y poner descripción &gt; Commit</text:span>.</text:p>
          <text:p text:style-name="P29"><draw:frame draw:style-name="fr1" draw:name="Imagen15" text:anchor-type="char" svg:x="1.113cm" svg:y="0.143cm" svg:width="14.774cm" svg:height="13.555cm" draw:z-index="14"><draw:image xlink:href="Pictures/1000020100000438000003DF8FFB0F3992C33D51.png" xlink:type="simple" xlink:show="embed" xlink:actuate="onLoad" draw:mime-type="image/png"/></draw:frame></text:p>
          <text:p text:style-name="P27"/>
        </text:list-item>
        <text:list-item>
          <text:p text:style-name="P27">0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4:01:15.299000000</dc:date>
    <meta:editing-duration>PT15H58M51S</meta:editing-duration>
    <meta:editing-cycles>67</meta:editing-cycles>
    <meta:generator>LibreOffice/7.0.1.2$Windows_X86_64 LibreOffice_project/7cbcfc562f6eb6708b5ff7d7397325de9e764452</meta:generator>
    <meta:document-statistic meta:table-count="0" meta:image-count="15" meta:object-count="0" meta:page-count="7" meta:paragraph-count="24" meta:word-count="260" meta:character-count="1534" meta:non-whitespace-character-count="1316"/>
  </office:meta>
</office:document-meta>
</file>